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text-properties fo:background-color="#000080"/>
    </style:style>
    <style:style style:name="P14" style:family="paragraph" style:parent-style-name="Standard">
      <style:text-properties fo:background-color="#ffff00"/>
    </style:style>
    <style:style style:name="P15" style:family="paragraph" style:parent-style-name="Standard">
      <style:text-properties fo:background-color="#ffffff"/>
    </style:style>
    <style:style style:name="P16" style:family="paragraph" style:parent-style-name="Standard">
      <style:text-properties fo:background-color="#ff0000"/>
    </style:style>
    <style:style style:name="P17" style:family="paragraph" style:parent-style-name="Standard">
      <style:text-properties fo:background-color="#00ff00"/>
    </style:style>
    <style:style style:name="P18"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19" style:family="paragraph" style:parent-style-name="Standard">
      <style:text-properties fo:color="#ffffff" fo:background-color="#000080"/>
    </style:style>
    <style:style style:name="P20"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1"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3" style:family="paragraph" style:parent-style-name="Standard">
      <style:paragraph-properties fo:background-color="#ffffff">
        <style:background-image/>
      </style:paragraph-properties>
      <style:text-properties fo:background-color="#33cc66"/>
    </style:style>
    <style:style style:name="P24" style:family="paragraph" style:parent-style-name="Standard" style:master-page-name="Standard">
      <style:paragraph-properties style:page-number="auto"/>
      <style:text-properties fo:font-weight="bold" fo:background-color="transparent" style:font-weight-asian="bold" style:font-weight-complex="bold"/>
    </style:style>
    <style:style style:name="P25" style:family="paragraph" style:parent-style-name="Standard" style:list-style-name="L6">
      <style:text-properties fo:font-weight="normal" fo:background-color="#ff0000" style:font-weight-asian="normal" style:font-weight-complex="normal"/>
    </style:style>
    <style:style style:name="P26"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27"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28"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29" style:family="paragraph" style:parent-style-name="Standard" style:list-style-name="L8">
      <style:text-properties fo:font-weight="normal" style:font-weight-asian="normal" style:font-weight-complex="normal"/>
    </style:style>
    <style:style style:name="P30"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2"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3"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4"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5"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6"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7"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8"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9"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40"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42" style:family="paragraph" style:parent-style-name="Standard" style:list-style-name="WW8Num1">
      <style:paragraph-properties fo:text-align="start" style:justify-single-word="false">
        <style:tab-stops/>
      </style:paragraph-properties>
      <style:text-properties fo:background-color="#33cc66"/>
    </style:style>
    <style:style style:name="P43" style:family="paragraph" style:parent-style-name="Standard" style:list-style-name="L7">
      <style:text-properties fo:background-color="#33cc66"/>
    </style:style>
    <style:style style:name="P44"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5"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6" style:family="paragraph" style:parent-style-name="Standard" style:list-style-name="L6">
      <style:text-properties fo:background-color="#ff0000"/>
    </style:style>
    <style:style style:name="P47"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8" style:family="paragraph" style:parent-style-name="Standard" style:list-style-name="L5"/>
    <style:style style:name="P49" style:family="paragraph" style:parent-style-name="Standard" style:list-style-name="L8">
      <style:text-properties fo:font-style="italic" fo:font-weight="bold" style:font-style-asian="italic" style:font-weight-asian="bold" style:font-style-complex="italic" style:font-weight-complex="bold"/>
    </style:style>
    <style:style style:name="P50"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51"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52"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53"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4"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3"><text:span text:style-name="T4">TITLES –</text:span><text:span text:style-name="T5"> titles</text:span></text:p>
      <text:p text:style-name="P13"><text:span text:style-name="T6">COMMENTS </text:span><text:span text:style-name="T5">- comments</text:span></text:p>
      <text:p text:style-name="P5"/>
      <text:p text:style-name="P5"/>
      <text:p text:style-name="P4">IMPRORTANT NOTES FROM THE SPECIFICATION</text:p>
      <text:p text:style-name="P20">BUGS:</text:p>
      <text:list text:style-name="L1">
        <text:list-item>
          <text:p text:style-name="P40">All YANG keywords are also possible identifiers.</text:p>
        </text:list-item>
      </text:list>
      <text:p text:style-name="P3"/>
      <text:p text:style-name="P20">SCANNER ISSUES:</text:p>
      <text:list text:style-name="WW8Num1">
        <text:list-item>
          <text:p text:style-name="P41">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41">A token in YANG is either a keyword, a string, ";", "{", or "}". <text:s/></text:p>
        </text:list-item>
        <text:list-item>
          <text:p text:style-name="P41">A string can be quoted or unquoted (RFC page 36). <text:s/>If a string contains any whitespace characters, a semicolon (";"), braces ("{" or "}"), or comment sequences ("//", "/*", or "*/"), then it MUST be enclosed within double or single quotes (RFC page 36). <text:s/></text:p>
        </text:list-item>
        <text:list-item>
          <text:p text:style-name="P41">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44">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41"><text:s/>A single quoted string (enclosed within ' ') preserves each character within the quotes. <text:s/>A single quote character can not occur in a single quoted string, even when preceded by a backslash (RFC page 37). </text:p>
        </text:list-item>
        <text:list-item>
          <text:p text:style-name="P41">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41">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41">Within a double quoted string (enclosed within " "), a backslash character introduces a special character, which depends on the <text:s/>character that immediately follows the backslash: </text:p>
          <text:p text:style-name="P41"><text:soft-page-break/><text:s text:c="3"/>\n <text:s text:c="5"/>new line </text:p>
          <text:p text:style-name="P41"><text:s text:c="4"/>\t <text:s text:c="5"/>a tab character </text:p>
          <text:p text:style-name="P41"><text:s text:c="4"/>\" <text:s text:c="5"/>a double quote </text:p>
          <text:p text:style-name="P45"><text:s text:c="4"/>\\ <text:s text:c="5"/>a single backslash <text:s/>[BUG] (There is a problem in case when “\\” goes at the end of the string befor <text:s/>a double quote character that is supposed to close the string. In that case that double quote symbol does not close the string.</text:p>
          <text:p text:style-name="P41"/>
          <text:p text:style-name="P42"/>
        </text:list-item>
        <text:list-item>
          <text:p text:style-name="P42"><text:s/>If a double quoted string contains whitespace before a line break, <text:s text:c="2"/>this trailing whitespace is stripped from the string (RFC page 136). </text:p>
          <text:p text:style-name="P42"/>
          <text:p text:style-name="P50">PARSER ISSUES</text:p>
        </text:list-item>
        <text:list-item>
          <text:p text:style-name="P41"><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41">All prefixes, including the prefix for the module itself MUST be <text:s/>unique within the module or submodule.</text:p>
        </text:list-item>
        <text:list-item>
          <text:p text:style-name="P41">A submodule MUST only be included by the module to which it belongs, or by another submodule which belongs to that module.</text:p>
        </text:list-item>
        <text:list-item>
          <text:p text:style-name="P26">The name of the type (defined by the 'typedef') MUST NOT be one of the YANG built-in types. <text:s/>If the typedef is defined at the top level of a YANG module or submodule, the name of the type to be defined MUST be unique within the module.</text:p>
        </text:list-item>
        <text:list-item>
          <text:p text:style-name="P47"><text:span text:style-name="T7">Module or submodule MUST include only submodules from the same module. </text:span>YANG modules and submodules are typically stored in files, one module or submodule per file, with the name of the file on the form: </text:p>
          <text:p text:style-name="P47"><text:s text:c="2"/><text:span text:style-name="T10">module-or-submodule-name ['.' revision-number] ( '.yang' / '.yin' ).</text:span></text:p>
        </text:list-item>
        <text:list-item>
          <text:p text:style-name="P41">Check 'belongs-to' statement of the imported submodule to check whether the submodule belongs to the module.</text:p>
        </text:list-item>
        <text:list-item>
          <text:p text:style-name="P28"><text:bookmark-start text:name="DDE_LINK189"/>If a node has "config" "false", no node underneath it can have "config" set to "true".<text:bookmark-end text:name="DDE_LINK189"/></text:p>
        </text:list-item>
        <text:list-item>
          <text:p text:style-name="P26">If a definition is "current", it MUST NOT reference a "deprecated" or <text:s/>"obsolete" definition within the same module. </text:p>
        </text:list-item>
        <text:list-item>
          <text:p text:style-name="P26">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6">Typedefs and groupings may appear nested under many YANG statements, <text:s/>allowing these to be lexically scoped by the hierarchy under which they appear. <text:s/>Scoping allows types to be defined without concern for naming conflicts between types in different submodules.</text:p>
        </text:list-item>
        <text:list-item>
          <text:p text:style-name="P26">The 'feature' statement MUST NOT reference itself, neither directly nor indirectly through a chain of other features.</text:p>
        </text:list-item>
        <text:list-item>
          <text:p text:style-name="P26">An identity MUST NOT reference itself, neither directly nor indirectly through a chain of other identities. </text:p>
        </text:list-item>
        <text:list-item>
          <text:p text:style-name="P26">The grouping's identifier MUST be unique within the module.</text:p>
        </text:list-item>
        <text:list-item>
          <text:p text:style-name="P26"><text:bookmark-start text:name="DDE_LINK149"/>The "must" statement takes as an argument a string which contains an XPath expression.<text:bookmark-end text:name="DDE_LINK149"/></text:p>
        </text:list-item>
        <text:list-item>
          <text:p text:style-name="P26">The "when" statement takes as an argument a string which contains an XPath expression.</text:p>
        </text:list-item>
        <text:list-item>
          <text:p text:style-name="P26">(7.8.5) The "key" statement, which MUST be present if the list represents configuration, and MAY be present otherwise, takes as an argument a string which specifies a space separated list <text:soft-page-break/>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26">Each such schema node identifier of the the "unique" statement MUST refer to a leaf. <text:s text:c="3"/>If one of the referenced leafs represents configuration data, then all of the referenced leafs MUST represent configuration data. </text:p>
        </text:list-item>
        <text:list-item>
          <text:p text:style-name="P26">The identifiers of all these child nodes MUST be unique within ALL CASES in a choice. </text:p>
        </text:list-item>
        <text:list-item>
          <text:p text:style-name="P31">The case identifier MUST be unique within a choice.</text:p>
        </text:list-item>
        <text:list-item>
          <text:p text:style-name="P26">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26">The target node of the augment'' MUST be either a <text:s/>container, list, choice, case, input, output, or notification node.</text:p>
        </text:list-item>
        <text:list-item>
          <text:p text:style-name="P26">If the "augment" statement is on the top-level in a module or submodule, the absolute form <text:s/>of a schema node identifier MUST be used. <text:s/>If the "augment" statement is in a "uses" statement, the descendant form MUST be used.</text:p>
        </text:list-item>
        <text:list-item>
          <text:p text:style-name="P26">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6">If the target node of the “augment” is in another module, then nodes added by the <text:s/>augmentation MUST NOT be mandatory nodes. </text:p>
        </text:list-item>
      </text:list>
      <text:p text:style-name="P22">BUILT-IN TYPES</text:p>
      <text:list text:style-name="L2">
        <text:list-item>
          <text:p text:style-name="P27">check type ranges and representations for default values of the built-in types (see the specification, e.g. 9.2, 9.2.1);</text:p>
        </text:list-item>
      </text:list>
      <text:p text:style-name="P22">RESTRICTIONS</text:p>
      <text:list text:style-name="L3">
        <text:list-item>
          <text:p text:style-name="P51">All integer types can be restricted with the "range" statement;</text:p>
        </text:list-item>
        <text:list-item>
          <text:p text:style-name="P51">All floating point types can be restricted with the "range" statement;</text:p>
        </text:list-item>
        <text:list-item>
          <text:p text:style-name="P51">A string can be restricted with the "length" (Section 9.4.4) and "pattern" (Section 9.4.6) statements. </text:p>
        </text:list-item>
        <text:list-item>
          <text:p text:style-name="P51">The "enum" statement, which is a substatement to the "type" statement, MUST be present if the type is "enumeration".</text:p>
        </text:list-item>
        <text:list-item>
          <text:p text:style-name="P51">The "path" statement, which is a substatement to the "type" <text:s/>statement, MUST be present if the type is "leafref”;</text:p>
        </text:list-item>
        <text:list-item>
          <text:p text:style-name="P51">The "base" statement, which is a substatement to the "type" statement, MUST be present if the type is "identityref".</text:p>
        </text:list-item>
        <text:list-item>
          <text:p text:style-name="P51">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51">When the type is "union", the "type" statement (Section 7.4) MUST be present. </text:p>
        </text:list-item>
        <text:list-item>
          <text:p text:style-name="P51">A binary can be restricted with the "length";</text:p>
        </text:list-item>
        <text:list-item>
          <text:p text:style-name="P51">The "path" statement of the 'leafref' takes as an <text:s/>argument a string which MUST refer to a leaf node. <text:s/>The value of the <text:s text:c="2"/>referring leaf MUST match the type of the referred leaf.</text:p>
        </text:list-item>
        <text:list-item>
          <text:p text:style-name="P52"><text:bookmark-start text:name="DDE_LINK190"/><text:soft-page-break/>The 'enum' statement takes as an argument a string which MUST NOT be empty and MUST NOT have any leading or trailing <text:s/>whitespace characters. <text:bookmark-end text:name="DDE_LINK190"/><text:s/></text:p>
        </text:list-item>
        <text:list-item>
          <text:p text:style-name="P52"><text:bookmark-start text:name="DDE_LINK191"/>All assigned names in an enumeration MUST be unique.<text:bookmark-end text:name="DDE_LINK191"/></text:p>
        </text:list-item>
        <text:list-item>
          <text:p text:style-name="P51">The 'value' of the enum is an integer value. Iit MUST be in the range -2147483648 to 2147483647, and it MUST be <text:s/>unique within the enumeration type <text:span text:style-name="T9">( PYANG ???).</text:span></text:p>
        </text:list-item>
        <text:list-item>
          <text:p text:style-name="P51">'range' expression is not validated <text:span text:style-name="T9">(PYANG ???).</text:span></text:p>
        </text:list-item>
        <text:list-item>
          <text:p text:style-name="P51">'length' expression is not validated <text:span text:style-name="T9">(PYANG ???).</text:span></text:p>
        </text:list-item>
        <text:list-item>
          <text:p text:style-name="P51"><text:s text:c="3"/>An empty type cannot have a default value.</text:p>
        </text:list-item>
        <text:list-item>
          <text:p text:style-name="P51">Semantic validation for all restrictions (check whether the type might be restricted by a certain kind of the restriction).</text:p>
        </text:list-item>
      </text:list>
      <text:p text:style-name="P21">IDENTIFIER NAMESPACES</text:p>
      <text:p text:style-name="P30"><text:s text:c="3"/>Each identifier is valid in a namespace which depends on the type of <text:s/>the YANG item being defined: </text:p>
      <text:list text:style-name="L4">
        <text:list-item>
          <text:p text:style-name="P32">All module and submodule names share the same global module <text:s/>identifier namespace.</text:p>
        </text:list-item>
        <text:list-item>
          <text:p text:style-name="P32">All extension names defined in a module and its submodules share the same extension identifier namespace. </text:p>
        </text:list-item>
        <text:list-item>
          <text:p text:style-name="P32">All feature names defined in a module and its submodules share the same feature identifier namespace. </text:p>
        </text:list-item>
        <text:list-item>
          <text:p text:style-name="P32">All identity names defined in a module and its submodules share the same identity identifier namespace. </text:p>
        </text:list-item>
        <text:list-item>
          <text:p text:style-name="P32">All derived type names defined within a parent node or at the top-level of the module or its submodules share the same type identifier namespace. <text:s/>This namespace is scoped to the parent node <text:s text:c="5"/>or module. </text:p>
        </text:list-item>
        <text:list-item>
          <text:p text:style-name="P32">All groupings defined within a parent node or at the top-level of the module or its submodules share the same grouping identifier namespace. <text:s/>This namespace is scoped to the parent node or module. </text:p>
        </text:list-item>
        <text:list-item>
          <text:p text:style-name="P32">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32">All cases within a choice share the same case identifier namespace. <text:s/>This namespace is scoped to the parent choice node. </text:p>
        </text:list-item>
      </text:list>
      <text:p text:style-name="P18"><text:s text:c="3"/>All identifiers defined in a namespace MUST be unique. </text:p>
      <text:p text:style-name="P10"/>
      <text:p text:style-name="P22">SMIDUMP's ISSUES</text:p>
      <text:list text:style-name="L5">
        <text:list-item>
          <text:p text:style-name="P48">string quoting;</text:p>
          <text:p text:style-name="P53">SPECIFICATION ISSUES</text:p>
        </text:list-item>
        <text:list-item>
          <text:p text:style-name="P48">7.6.7 example – there is no ';' after the description field.</text:p>
          <text:p text:style-name="P48"/>
        </text:list-item>
      </text:list>
      <text:p text:style-name="P6">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text:soft-page-break/></text:p>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7"/>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50"/><text:bookmark-start text:name="DDE_LINK49"/>description-stmt<text:bookmark-end text:name="DDE_LINK50"/><text:bookmark-end text:name="DDE_LINK49"/>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oft-page-break/><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1"/><text:bookmark-start text:name="DDE_LINK170"/>uses-stmt <text:bookmark-end text:name="DDE_LINK171"/><text:bookmark-end text:name="DDE_LINK170"/></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6"><text:bookmark-start text:name="DDE_LINK43"/>ISSUES<text:bookmark-end text:name="DDE_LINK43"/>: </text:p>
      <text:list text:style-name="L6">
        <text:list-item>
          <text:p text:style-name="P46">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43"><text:s text:c="25"/>"}" </text:p>
          <text:p text:style-name="P54">ISSUES:</text:p>
        </text:list-header>
      </text:list>
      <text:list text:style-name="L6">
        <text:list-item text:start-value="1">
          <text:p text:style-name="P25">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6">ISSUE: there is no check for uri-sep rules</text:p>
      <text:p text:style-name="P6">namespace-stmt <text:s text:c="8"/>= namespace-keyword sep uri-str optsep <text:bookmark-start text:name="DDE_LINK28"/>stmtend<text:bookmark-end text:name="DDE_LINK28"/> </text:p>
      <text:p text:style-name="Standard"/>
      <text:p text:style-name="P16">uri-str <text:s text:c="15"/>= &lt; a string which matches the rule <text:s/>URI in RFC 3986 &gt; </text:p>
      <text:p text:style-name="P16"/>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text:soft-page-break/></text:p>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6">ISSUES:</text:p>
      <text:p text:style-name="P16">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text:bookmark-start text:name="DDE_LINK92"/><text:bookmark-start text:name="DDE_LINK102"/>argument-stmt<text:bookmark-end text:name="DDE_LINK60"/><text:bookmark-end text:name="DDE_LINK92"/><text:bookmark-end text:name="DDE_LINK102"/>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6">TODO: check the base statement</text:p>
      <text:p text:style-name="P6">identity-stmt <text:s text:c="9"/>= identity-keyword sep identifier-arg-str optsep </text:p>
      <text:p text:style-name="P6"><text:s text:c="25"/>(";" / </text:p>
      <text:p text:style-name="P6"><text:soft-page-break/><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text:bookmark-start text:name="DDE_LINK111"/>identifier-ref-arg-str<text:bookmark-end text:name="DDE_LINK"/><text:bookmark-end text:name="DDE_LINK111"/>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2"/><text:bookmark-start text:name="DDE_LINK114"/>numerical-restrictions<text:bookmark-end text:name="DDE_LINK112"/><text:bookmark-end text:name="DDE_LINK114"/>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oft-page-break/><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85"/><text:bookmark-start text:name="DDE_LINK115"/><text:span text:style-name="T14">range-arg-str</text:span><text:bookmark-end text:name="DDE_LINK85"/><text:bookmark-end text:name="DDE_LINK11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oft-page-break/><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text:soft-page-break/></text:p>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3">config-arg-str <text:s text:c="8"/>= &lt; a string which matches the rule config-arg &gt; </text:p>
      <text:p text:style-name="P23"/>
      <text:p text:style-name="P23">config-arg <text:s text:c="12"/>= true-keyword / false-keyword </text:p>
      <text:p text:style-name="P23"/>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6">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6">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text:soft-page-break/>min-value-arg <text:s text:c="9"/>= non-negative-decimal-value </text:p>
      <text:p text:style-name="P6"/>
      <text:p text:style-name="P16">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oft-page-break/><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6">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6">TODO: validate <text:s/>key-arg-str</text:p>
      <text:p text:style-name="P6">key-stmt <text:s text:c="14"/>= key-keyword sep <text:span text:style-name="T14">key-arg-str</text:span> stmtend </text:p>
      <text:p text:style-name="P6"/>
      <text:p text:style-name="P6"><text:soft-page-break/>key-arg-str <text:s text:c="11"/>= &lt; a string which matches the rule key-arg &gt; </text:p>
      <text:p text:style-name="P6"/>
      <text:p text:style-name="P6">key-arg <text:s text:c="15"/>= identifier *(sep identifier) </text:p>
      <text:p text:style-name="P6"/>
      <text:p text:style-name="P16">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case-data-def-stmt stmtsep) </text:p>
      <text:p text:style-name="P6"><text:s text:c="26"/>"}") </text:p>
      <text:p text:style-name="Standard"/>
      <text:p text:style-name="P6">anyxml-stmt <text:s text:c="11"/>= anyxml-keyword sep identifier-arg-str optsep </text:p>
      <text:p text:style-name="P6"><text:s text:c="25"/>(";" / </text:p>
      <text:p text:style-name="P6"><text:soft-page-break/><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6">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2"/><text:bookmark-start text:name="DDE_LINK173"/>descendant-schema-nodeid<text:bookmark-end text:name="DDE_LINK172"/><text:bookmark-end text:name="DDE_LINK173"/> </text:p>
      <text:p text:style-name="P6"/>
      <text:p text:style-name="P6">refine-container-stmts = ;; these stmts can appear in any order </text:p>
      <text:p text:style-name="P6"><text:s text:c="25"/>*(must-stmt stmtsep) </text:p>
      <text:p text:style-name="P6"><text:s text:c="25"/>[presence-stmt stmtsep] </text:p>
      <text:p text:style-name="P6"><text:soft-page-break/><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6"><text:soft-page-break/>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6">TODO: <text:tab/>1. validate cardinality of the 1*((data-def-stmt stmtsep) / (case-stmt stmtsep)) </text:p>
      <text:p text:style-name="P16"><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sep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oft-page-break/><text:s text:c="30"/>*((typedef-stmt / grouping-stmt) stmtsep) </text:p>
      <text:p text:style-name="P6"><text:s text:c="30"/>[input-stmt stmtsep] </text:p>
      <text:p text:style-name="P6"><text:s text:c="30"/>[output-stmt stmtsep] </text:p>
      <text:p text:style-name="P6"><text:s text:c="26"/>"}") </text:p>
      <text:p text:style-name="Standard"/>
      <text:p text:style-name="P16"><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6">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6">TODO: <text:s/><text:tab/>1. <text:s/>validate the (deviate-not-supported-stmt / 1*(deviate-add-stmt / deviate-replace-stmt / deviate-delete-stmt)) </text:p>
      <text:p text:style-name="P16"><text:tab/><text:tab/>2. validate deviation-arg-str</text:p>
      <text:p text:style-name="P16"><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text:soft-page-break/></text:p>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19">;;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text:soft-page-break/></text:p>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5"><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3">;;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3">;; Date </text:p>
      <text:p text:style-name="P6">date-arg-str <text:s text:c="10"/>= &lt; a string which matches the rule </text:p>
      <text:p text:style-name="P6"><text:s text:c="27"/>date-arg &gt; </text:p>
      <text:p text:style-name="P6"/>
      <text:p text:style-name="P6">date-arg <text:s text:c="14"/>= 4DIGIT "-" 2DIGIT "-" 2DIGIT </text:p>
      <text:p text:style-name="P16">ISSUE:</text:p>
      <text:p text:style-name="P16">1. date validation is not compelete, for example, <text:s text:c="2"/>such date = 2009-02-30 is considered as valid (any month that has less than 32 days is considered as valid);</text:p>
      <text:p text:style-name="Standard"/>
      <text:p text:style-name="P13">;;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
      <text:p text:style-name="Standard"/>
      <text:p text:style-name="P13">;;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text:soft-page-break/></text:p>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3">;;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3">;;; Keywords, using abnfgen's syntax for case-sensitive strings </text:p>
      <text:p text:style-name="Standard"/>
      <text:p text:style-name="P13"><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text:soft-page-break/>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ext:soft-page-break/>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6"/><text:bookmark-start text:name="DDE_LINK27"/>yang-version<text:bookmark-end text:name="DDE_LINK26"/><text:bookmark-end text:name="DDE_LINK27"/>' </text:p>
      <text:p text:style-name="P6"><text:bookmark-start text:name="DDE_LINK79"/>yin-element-keyword <text:s text:c="3"/>= '<text:bookmark-start text:name="DDE_LINK108"/>yin-element<text:bookmark-end text:name="DDE_LINK108"/>' <text:bookmark-end text:name="DDE_LINK79"/></text:p>
      <text:p text:style-name="Standard"/>
      <text:p text:style-name="P13">;;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4"/><text:bookmark-start text:name="DDE_LINK186"/>not-supported'<text:bookmark-end text:name="DDE_LINK184"/><text:bookmark-end text:name="DDE_LINK186"/>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3">;;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ALPHA / DIGIT / "_" / "-" / ".") </text:p>
      <text:p text:style-name="P6"><text:bookmark-end text:name="DDE_LINK18"/></text:p>
      <text:p text:style-name="P6">identifier-ref-arg-str = &lt; a string which matches the rule <text:s/>identifier-ref-arg &gt; </text:p>
      <text:p text:style-name="P6"><text:soft-page-break/><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5"/>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3">;; </text:p>
      <text:p text:style-name="P13">;;<text:bookmark-start text:name="DDE_LINK6"/> <text:bookmark-start text:name="DDE_LINK7"/>RFC 4234 core rules. <text:bookmark-end text:name="DDE_LINK6"/><text:bookmark-end text:name="DDE_LINK7"/></text:p>
      <text:p text:style-name="P13">;; </text:p>
      <text:p text:style-name="P13"/>
      <text:p text:style-name="P6"><text:bookmark-start text:name="DDE_LINK4"/><text:bookmark-start text:name="DDE_LINK8"/>ALPHA <text:s text:c="17"/>= %x41-5A / %x61-7A </text:p>
      <text:p text:style-name="P6"><text:s text:c="25"/>; A-Z / a-z </text:p>
      <text:p text:style-name="P6"><text:bookmark-end text:name="DDE_LINK4"/><text:bookmark-end text:name="DDE_LINK8"/></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text:soft-page-break/></text:p>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4">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binary <text:s text:c="13"/><text:tab/>| Text <text:s text:c="7"/><text:tab/>| Any binary data <text:s text:c="14"/><text:tab/>|</text:p>
      <text:p text:style-name="P11"><text:s text:c="3"/>| bits <text:s text:c="15"/><text:tab/>| Text/Number | A set of bits or flags <text:s text:c="7"/><text:tab/>|</text:p>
      <text:p text:style-name="P11"><text:s text:c="3"/>| boolean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enumeration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identityref <text:s text:c="8"/><text:tab/>| Text <text:s text:c="7"/><text:tab/>| A reference to an abstract <text:s text:c="5"/>|</text:p>
      <text:p text:style-name="P11"><text:s text:c="3"/>| <text:s text:c="20"/><text:tab/>| <text:s text:c="12"/><text:tab/>| identity <text:s text:c="21"/><text:tab/> | </text:p>
      <text:p text:style-name="P12"><text:s text:c="3"/>| instance-identifier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oft-page-break/><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leafref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uint8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9">config</text:p>
          <text:p text:style-name="P29">If "config" is not specified, the default is the same as the parent node's (in the data model) "config" value. <text:s/>If the top node does not specify a "config" statement, the default is "true". </text:p>
        </text:list-item>
        <text:list-item>
          <text:p text:style-name="P49">status</text:p>
          <text:p text:style-name="P29">If no status is specified, the default is "current". </text:p>
        </text:list-item>
        <text:list-item>
          <text:p text:style-name="P49">description;</text:p>
        </text:list-item>
        <text:list-item>
          <text:p text:style-name="P49">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7T13:31:31</dc:date>
    <meta:editing-cycles>881</meta:editing-cycles>
    <meta:editing-duration>P4DT23H56M0S</meta:editing-duration>
    <meta:user-defined meta:name="Info 1"/>
    <meta:user-defined meta:name="Info 2"/>
    <meta:user-defined meta:name="Info 3"/>
    <meta:user-defined meta:name="Info 4"/>
    <meta:document-statistic meta:table-count="0" meta:image-count="0" meta:object-count="0" meta:page-count="26" meta:paragraph-count="881" meta:word-count="5225" meta:character-count="51099"/>
  </office:meta>
</office:document-meta>
</file>